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58e2d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2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2"><text:span text:style-name="T5">do text if hp.label.strip()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2"><text:span text:style-name="T5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2"><text:span text:style-name="T6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2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2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2"><text:span text:style-name="T5">do cell meta-if </text:span><text:span text:style-name="T6">view.do_mailing()</text:span></text:p><text:p text:style-name="P2"><text:span text:style-name="T5">with rec_infos=view.get_ctct_det(mailed_data)</text:span></text:p></office:annotation>Destinataire :</text:p>
            <text:p text:style-name="Imio_20_tableau_20_dest"><text:conditional-text text:condition="ooow:&quot;view.do_mailing()&quot;" text:string-value-if-true="&quot;view.get_full_title(mailed_data, separator=' - ')&quot;" text:string-value-if-false="">view.get_full_title(mailed_data, separator=' - ')</text:conditional-text></text:p>
            <text:p text:style-name="Imio_20_tableau_20_dest"><text:conditional-text text:condition="ooow:&quot;view.do_mailing()&quot;" text:string-value-if-true="&quot;view.fmt(rec_infos['address'].get('number', ''), fmt='%s, ')&quot;" text:string-value-if-false="">view.fmt(rec_infos['address'].get('number', ''), fmt='%s, ')</text:conditional-text><text:conditional-text text:condition="ooow:&quot;view.do_mailing(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2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Imio_20_texte_20_date">Le <text:text-input text:description="">view.display_date(field_name='mail_date')</text:text-input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0-10T14:45:05.956091623</dc:date>
    <dc:creator>sge</dc:creator>
    <meta:editing-duration>PT6H46M7S</meta:editing-duration>
    <meta:editing-cycles>63</meta:editing-cycles>
    <meta:document-statistic meta:table-count="1" meta:image-count="0" meta:object-count="0" meta:page-count="1" meta:paragraph-count="15" meta:word-count="77" meta:character-count="929" meta:non-whitespace-character-count="897"/>
  </office:meta>
</office:document-meta>
</file>